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0_0_37__32_-_32_Accent3" style:data-style-name="N0">
      <style:table-cell-properties fo:background-color="#EDEDED"/>
      <style:text-properties fo:color="#000000" fo:font-weight="bold" style:font-weight-asian="bold" style:font-weight-complex="bold"/>
    </style:style>
    <style:style style:name="ce3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36"/>
    <style:style style:name="ce6" style:family="table-cell" style:parent-style-name="Neutral" style:data-style-name="N0">
      <style:table-cell-properties fo:background-color="transparent"/>
      <style:text-properties fo:color="#000000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8.04333333333333cm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3.01625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7.01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nctio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Part No.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Price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">
            <text:p>Circuit Component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">
            <text:p>Arduino Du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4">
            <text:p><text:a xlink:href="https://uk.rs-online.com/web/p/arduino/6961667">HERE</text:a></text:p>
          </table:table-cell>
          <table:table-cell office:value-type="currency" office:value="35" table:style-name="ce5">
            <text:p>£35.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L084C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Quad-Channel op-amp</text:p>
          </table:table-cell>
          <table:table-cell office:value-type="string" table:style-name="ce4">
            <text:p><text:a xlink:href="https://uk.rs-online.com/web/p/op-amps/3711090">HERE</text:a></text:p>
          </table:table-cell>
          <table:table-cell office:value-type="currency" office:value="0.65" table:style-name="ce5">
            <text:p>£0.6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N780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5V voltage Regulator</text:p>
          </table:table-cell>
          <table:table-cell table:style-name="ce1"/>
          <table:table-cell office:value-type="currency" office:value="0.5" table:style-name="ce5">
            <text:p>£0.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.1u Capacito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o smooth voltage regulator</text:p>
          </table:table-cell>
          <table:table-cell table:style-name="ce1"/>
          <table:table-cell office:value-type="currency" office:value="0.1" table:style-name="ce5">
            <text:p>£0.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0 Resistor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currency" office:value="0.1" table:style-name="ce5">
            <text:p>£0.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0 Resistor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currency" office:value="0.1" table:style-name="ce5">
            <text:p>£0.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00 Resistor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currency" office:value="0.1" table:style-name="ce5">
            <text:p>£0.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k Resistor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currency" office:value="0.2" table:style-name="ce5">
            <text:p>£0.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k Resistor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currency" office:value="0.1" table:style-name="ce5">
            <text:p>£0.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3">
            <text:p>Optic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">
            <text:p>XY Galvo Syste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ink from eBay - Similar to one already acquired</text:p>
          </table:table-cell>
          <table:table-cell office:value-type="string" table:style-name="ce4">
            <text:p><text:a xlink:href="https://www.ebay.co.uk/itm/192257749972?hash=item2cc37473d4:g:iFMAAOSwmZtgYIn8">HERE</text:a></text:p>
          </table:table-cell>
          <table:table-cell office:value-type="currency" office:value="72.77" table:style-name="ce7">
            <text:p>£72.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KMSS/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Kinematic mounts</text:p>
          </table:table-cell>
          <table:table-cell office:value-type="string" table:style-name="ce4">
            <text:p><text:a xlink:href="https://www.thorlabs.com/thorproduct.cfm?partnumber=KMSS/M">HERE</text:a></text:p>
          </table:table-cell>
          <table:table-cell office:value-type="currency" office:value="29.12" table:style-name="ce7">
            <text:p>£29.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KM0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Kinematic mirror mount for input laser</text:p>
          </table:table-cell>
          <table:table-cell office:value-type="string" table:style-name="ce4">
            <text:p><text:a xlink:href="https://www.thorlabs.com/thorproduct.cfm?partnumber=KM05#ad-image-0">HERE</text:a></text:p>
          </table:table-cell>
          <table:table-cell office:value-type="currency" office:value="30.13" table:style-name="ce7">
            <text:p>£30.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BS0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eamsplitter cube</text:p>
          </table:table-cell>
          <table:table-cell office:value-type="string" table:style-name="ce4">
            <text:p><text:a xlink:href="https://www.thorlabs.com/thorproduct.cfm?partnumber=BS070">HERE</text:a></text:p>
          </table:table-cell>
          <table:table-cell office:value-type="currency" office:value="143.91" table:style-name="ce7">
            <text:p>£143.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mund Fil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7-027</text:p>
          </table:table-cell>
          <table:table-cell office:value-type="string" table:style-name="ce1">
            <text:p>Fluorescence Filter</text:p>
          </table:table-cell>
          <table:table-cell office:value-type="string" table:style-name="ce4">
            <text:p><text:a xlink:href="https://www.edmundoptics.com/p/472nm-cwl-25mm-dia-30nm-bandwidth-od-6-fluorescence-filter/21567/">HERE</text:a></text:p>
          </table:table-cell>
          <table:table-cell office:value-type="currency" office:value="213" table:style-name="ce7">
            <text:p>£213.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BB05-E0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roadband mirror</text:p>
          </table:table-cell>
          <table:table-cell office:value-type="string" table:style-name="ce4">
            <text:p><text:a xlink:href="https://www.thorlabs.com/thorproduct.cfm?partnumber=BB05-E02">HERE</text:a></text:p>
          </table:table-cell>
          <table:table-cell office:value-type="currency" office:value="39.799999999999997" table:style-name="ce7">
            <text:p>£39.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MH1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irror Holder</text:p>
          </table:table-cell>
          <table:table-cell office:value-type="string" table:style-name="ce4">
            <text:p><text:a xlink:href="https://www.thorlabs.com/thorproduct.cfm?partnumber=MH12">HERE</text:a></text:p>
          </table:table-cell>
          <table:table-cell office:value-type="currency" office:value="12.89" table:style-name="ce7">
            <text:p>£12.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AC080-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chromatic Doublet, f = 16mm</text:p>
          </table:table-cell>
          <table:table-cell office:value-type="string" table:style-name="ce4">
            <text:p><text:a xlink:href="https://www.thorlabs.com/thorproduct.cfm?partnumber=AC080-016-B">HERE</text:a></text:p>
          </table:table-cell>
          <table:table-cell office:value-type="currency" office:value="35.979999999999997" table:style-name="ce7">
            <text:p>£35.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AC080-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chromatic Doublet, f = 30mm</text:p>
          </table:table-cell>
          <table:table-cell office:value-type="string" table:style-name="ce4">
            <text:p><text:a xlink:href="https://www.thorlabs.com/thorproduct.cfm?partnumber=AC080-030-A">HERE</text:a></text:p>
          </table:table-cell>
          <table:table-cell office:value-type="currency" office:value="36.909999999999997" table:style-name="ce7">
            <text:p>£36.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P10H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ounted Pinhole, 10um</text:p>
          </table:table-cell>
          <table:table-cell office:value-type="string" table:style-name="ce4">
            <text:p><text:a xlink:href="https://www.thorlabs.com/thorproduct.cfm?partnumber=P10HD">HERE</text:a></text:p>
          </table:table-cell>
          <table:table-cell office:value-type="currency" office:value="60.77" table:style-name="ce7">
            <text:p>£60.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AC254-10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chromatic Doublet, f = 100mm</text:p>
          </table:table-cell>
          <table:table-cell office:value-type="string" table:style-name="ce4">
            <text:p><text:a xlink:href="https://www.thorlabs.com/thorproduct.cfm?partnumber=AC254-100-A">HERE</text:a></text:p>
          </table:table-cell>
          <table:table-cell office:value-type="currency" office:value="62.39" table:style-name="ce7">
            <text:p>£62.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DS-UI-3880CP-M-G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amera</text:p>
          </table:table-cell>
          <table:table-cell office:value-type="string" table:style-name="ce4">
            <text:p><text:a xlink:href="https://en.ids-imaging.com/store/ui-3880cp-rev-2.html">HERE</text:a></text:p>
          </table:table-cell>
          <table:table-cell office:value-type="currency" office:value="400" table:style-name="ce7">
            <text:p>£400.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CML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-Mount Extension Tube</text:p>
          </table:table-cell>
          <table:table-cell office:value-type="string" table:style-name="ce4">
            <text:p><text:a xlink:href="https://www.thorlabs.com/thorproduct.cfm?partnumber=CML10">HERE</text:a></text:p>
          </table:table-cell>
          <table:table-cell office:value-type="currency" office:value="13.79" table:style-name="ce7">
            <text:p>£13.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F220FC-B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iber Collimation Package</text:p>
          </table:table-cell>
          <table:table-cell office:value-type="string" table:style-name="ce4">
            <text:p><text:a xlink:href="https://www.thorlabs.com/thorproduct.cfm?partnumber=F220FC-B">HERE</text:a></text:p>
          </table:table-cell>
          <table:table-cell office:value-type="currency" office:value="126.75" table:style-name="ce7">
            <text:p>£126.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rlabs AD11B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daptor</text:p>
          </table:table-cell>
          <table:table-cell office:value-type="string" table:style-name="ce4">
            <text:p><text:a xlink:href="https://www.thorlabs.com/thorproduct.cfm?partnumber=AD11BA">HERE</text:a></text:p>
          </table:table-cell>
          <table:table-cell office:value-type="currency" office:value="16.13" table:style-name="ce7">
            <text:p>£16.1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3">
            <text:p>CAD Part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">
            <text:p>MainPartA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currency" office:value="9" table:style-name="ce5">
            <text:p>£9.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inPartB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office:value-type="currency" office:value="3.52" table:style-name="ce7">
            <text:p>£3.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nholeFlexMain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currency" office:value="0.1" table:style-name="ce5">
            <text:p>£0.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nholeFlexFixture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currency" office:value="0.01" table:style-name="ce5">
            <text:p>£0.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rgeLensHolderS1P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currency" office:value="0.14000000000000001" table:style-name="ce5">
            <text:p>£0.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rgeLensHolderS1P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currency" office:value="0.14000000000000001" table:style-name="ce5">
            <text:p>£0.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rgeLensHolderS2P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currency" office:value="0.14000000000000001" table:style-name="ce5">
            <text:p>£0.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rgeLensHolderS2P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currency" office:value="0.14000000000000001" table:style-name="ce5">
            <text:p>£0.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allLensHolderInt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currency" office:value="0.15" table:style-name="ce5">
            <text:p>£0.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allLensHolderExt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currency" office:value="0.15" table:style-name="ce5">
            <text:p>£0.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closu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id for the optics</text:p>
          </table:table-cell>
          <table:table-cell table:style-name="ce1"/>
          <table:table-cell office:value-type="currency" office:value="7.35" table:style-name="ce5">
            <text:p>£7.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ronicsHold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olds electronic components in place</text:p>
          </table:table-cell>
          <table:table-cell table:style-name="ce1"/>
          <table:table-cell office:value-type="currency" office:value="2.27" table:style-name="ce5">
            <text:p>£2.2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">
            <text:p>Total</text:p>
          </table:table-cell>
          <table:table-cell office:value-type="currency" office:value="1354.3000000000004" table:formula="of:=SUM([.F3:.F11];[.F14:.F28];[.F31:.F42])" table:style-name="ce9">
            <text:p>£1,354.30</text:p>
          </table:table-cell>
          <table:table-cell table:number-columns-repeated="16378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>
      <number:currency-symbol>£</number:currency-symbol>
      <number:number number:decimal-places="2" number:min-decimal-places="2" number:min-integer-digits="1" number:grouping="true"/>
    </number:currency-style>
    <number:currency-style style:name="N36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">
      <number:currency-symbol>£</number:currency-symbol>
      <number:number number:decimal-places="2" number:min-decimal-places="2" number:min-integer-digits="1" number:grouping="true"/>
    </number:currency-style>
    <style:style style:name="_50_0_37__32_-_32_Accent3" style:display-name="20% - Accent3" style:family="table-cell" style:data-style-name="N0">
      <style:table-cell-properties fo:background-color="#EDEDED"/>
      <style:text-properties fo:color="#000000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Microsoft Office User</meta:initial-creator>
    <dc:creator>Egan, Callan</dc:creator>
    <meta:creation-date>2022-06-13T18:48:33Z</meta:creation-date>
    <dc:date>2022-06-13T18:51:20Z</dc:date>
    <meta:print-date>2022-06-13T18:50:35Z</meta:print-date>
  </office:meta>
</office:document-meta>
</file>